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977cm" fo:margin-right="1.037cm" fo:line-height="150%" fo:text-align="justify" style:justify-single-word="false" fo:text-indent="0cm" style:auto-text-indent="false"/>
      <style:text-properties style:font-name="Ubuntu" fo:font-size="10pt" fo:language="ca" fo:country="ES" style:font-size-asian="10pt" style:font-size-complex="10pt"/>
    </style:style>
    <style:style style:name="P2" style:family="paragraph" style:parent-style-name="Standard">
      <style:paragraph-properties fo:margin-left="0.977cm" fo:margin-right="1.037cm" fo:line-height="150%" fo:text-align="end" style:justify-single-word="false" fo:text-indent="0cm" style:auto-text-indent="false"/>
      <style:text-properties style:font-name="Ubuntu" fo:font-size="10pt" fo:language="ca" fo:country="ES" style:font-size-asian="10pt" style:font-size-complex="10pt"/>
    </style:style>
    <style:style style:name="P3" style:family="paragraph" style:parent-style-name="Text_20_body">
      <style:paragraph-properties fo:line-height="150%"/>
      <style:text-properties style:font-name="Ubuntu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Ubuntu"/>
    </style:style>
    <style:style style:name="P5" style:family="paragraph" style:parent-style-name="Text_20_body" style:list-style-name="L2">
      <style:paragraph-properties fo:line-height="150%" fo:text-align="justify" style:justify-single-word="false"/>
      <style:text-properties style:font-name="Ubuntu"/>
    </style:style>
    <style:style style:name="P6" style:family="paragraph" style:parent-style-name="Text_20_body" style:list-style-name="L3">
      <style:paragraph-properties fo:line-height="150%" fo:text-align="justify" style:justify-single-word="false"/>
      <style:text-properties style:font-name="Ubuntu"/>
    </style:style>
    <style:style style:name="P7" style:family="paragraph" style:parent-style-name="Text_20_body">
      <style:paragraph-properties fo:line-height="100%"/>
      <style:text-properties style:font-name="Ubuntu"/>
    </style:style>
    <style:style style:name="P8" style:family="paragraph" style:parent-style-name="Text_20_body">
      <style:paragraph-properties fo:line-height="100%"/>
      <style:text-properties style:font-name="Ubuntu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losofia i ciutadania</text:p>
      <text:p text:style-name="P8">Examen de recuperació de la tercera avaluació</text:p>
      <text:p text:style-name="P7"/>
      <text:p text:style-name="P7">Nom i cognoms:</text:p>
      <text:p text:style-name="P3"/>
      <text:p text:style-name="P3"/>
      <text:p text:style-name="P3"><text:s/>1. Explica les principals idees d'aquest text en un màxim de 100 paraules.</text:p>
      <text:p text:style-name="P4"/>
      <text:p text:style-name="P1"><text:bookmark text:name="result_box1"/>Hi ha coses que estan sota el nostre control i altres que no ho estan. Sota el nostre control es troben les opinions, les preferències, els desitjos, les aversions i, en una paraula, tot el que és inherent a les nostres accions. Fora del nostre control està el cos, les riqueses, la reputació, les autoritats i, en una paraula, tot el que no és inherent a les nostres accions.</text:p>
      <text:p text:style-name="P1"/>
      <text:p text:style-name="P1">El que controlem és lliure per naturalesa i no pot ser impedit ni imposat a cap home, però el que no controlem és feble, servil, limitat, i subjecte a un poder aliè. Recorda, doncs, que et perjudicaràs si consideres lliure i teu el que per naturalesa és servil i aliè. Et lamentaràs, et confondràs, i acabaràs culpant als déus i als homes de la teva desgràcia. Per contra, ningú podrà impedir ni imposar alguna cosa si consideres teu només el que en veritat et pertany i aliè el que en efecte és d'altres. D'aquesta manera, no criticaràs a ningú ni acusareu a ningú, no faràs res en contra de la teva voluntat, no tindràs enemics i no patiràs cap perjudici.</text:p>
      <text:p text:style-name="P1"><text:line-break/>Si desitges els béns realment grans, recorda que no has permetre't el desig - ni tan sols lleu - d'assolir coses de menor importància. Per contra, hauràs renunciar completament a certes coses i posposar altres de moment. Perquè, si vols posseir tant els béns grans com els intranscendents, com ara el poder i la riquesa, no obtindràs aquests últims i perdràs els primers també; fracassaràs absolutament en obtenir els veritables mitjans indispensables per aconseguir la felicitat i la llibertat.</text:p>
      <text:p text:style-name="P1"><text:line-break/>Per tant, fes l'esforç de poder dir davant de cada adversitat: "No ets més que aparença, no ets en absolut el que sembles ser." I després examina aquesta adversitat amb les regles que tens per a això; principalment per la qual et permet establir si concerneix les coses que estan sota el teu control o si concerneixen aquelles que no ho estan, i, si té a veure amb alguna cosa que no depèn de tu, prepara't per dir que no t'importa.</text:p>
      <text:p text:style-name="P1"/>
      <text:p text:style-name="P2">EPICTET, <text:span text:style-name="T1">Enquiridion</text:span></text:p>
      <text:p text:style-name="P4"/>
      <text:p text:style-name="P4"/>
      <text:p text:style-name="P4"/>
      <text:p text:style-name="P4"/>
      <text:p text:style-name="P4"><text:soft-page-break/></text:p>
      <text:p text:style-name="P4">2. Llegeix el següent text i defineix, en un màxim de 15 paraules, les expressions que apareixen en negreta:</text:p>
      <text:p text:style-name="P4"/>
      <text:p text:style-name="P1"><text:bookmark text:name="result_box"/>La resposta inductivista és que, suposant que es donin certes condicions, és lícit generalitzar, a partir d'una llista finita d'<text:span text:style-name="T2">enunciats observacionals singulars</text:span>, una <text:span text:style-name="T2">llei universal</text:span>. Per exemple, podria ser lícit generalitzar, a partir d'una llista finita d'enunciats observacionals referents al paper de tornassol que es torna vermell al ser submergit en àcid, aquesta llei universal: “els àcids tornen vermell el paper de tornassol “, o generalitzar, a partir d'una llista d'observacions referents a metalls escalfats, la llei: “els metalls es dilaten al ser escalfats “</text:p>
      <text:p text:style-name="P4"/>
      <text:p text:style-name="P4"/>
      <text:list xml:id="list119689905" text:style-name="L2">
        <text:list-header>
          <text:p text:style-name="P5"/>
        </text:list-header>
      </text:list>
      <text:p text:style-name="P4">3. Què significa l'expressió del text anterior “és lícit generalitzar, a partir d'una llista finita d'enunciats observacionals singulars, una llei universal”.</text:p>
      <text:p text:style-name="P4"/>
      <text:p text:style-name="P4"/>
      <text:p text:style-name="P4">4. Compara el concepte de “felicitat” de l'ètica aristotèlica amb el mateix concepte de l'ètica epicúria.</text:p>
      <text:p text:style-name="P4"/>
      <text:p text:style-name="P4"/>
      <text:p text:style-name="P4">5. Argumenta el teu grau d'acord o desacord amb la següent afirmació:</text:p>
      <text:p text:style-name="P4"/>
      <text:list xml:id="list1685054493" text:style-name="L3">
        <text:list-item>
          <text:p text:style-name="P6">La ciència és un coneixement absolutament cert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Óscar </meta:initial-creator>
    <meta:creation-date>2013-06-19T10:30:53</meta:creation-date>
    <dc:date>2013-06-19T11:00:57</dc:date>
    <dc:creator>Óscar </dc:creator>
    <meta:editing-duration>PT21M36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2" meta:paragraph-count="15" meta:word-count="538" meta:character-count="3199" meta:non-whitespace-character-count="2674"/>
  </office:meta>
</office:document-meta>
</file>